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17" manifest:media-type="application/x-openoffice-gdimetafile;windows_formatname=&quot;GDIMetaFile&quot;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fo:language="en" fo:country="US" fo:font-weight="bold" officeooo:rsid="001ca5d0" officeooo:paragraph-rsid="001570a2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language="en" fo:country="US" fo:font-weight="bold" officeooo:rsid="001ba211" officeooo:paragraph-rsid="001ba211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language="en" fo:country="US" officeooo:rsid="00246023" officeooo:paragraph-rsid="001570a2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language="en" fo:country="US" officeooo:rsid="001ba211" officeooo:paragraph-rsid="001ba211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language="en" fo:country="US" officeooo:rsid="001ba211" officeooo:paragraph-rsid="0020a10a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language="en" fo:country="US" officeooo:rsid="001ba211" officeooo:paragraph-rsid="003a55c9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language="en" fo:country="US" officeooo:rsid="001f9551" officeooo:paragraph-rsid="001f9551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language="en" fo:country="US" officeooo:rsid="0016daf3" officeooo:paragraph-rsid="0020a10a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language="en" fo:country="US" officeooo:rsid="001570a2" officeooo:paragraph-rsid="0020a10a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language="en" fo:country="US" officeooo:rsid="0020a10a" officeooo:paragraph-rsid="0020a10a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language="en" fo:country="US" officeooo:rsid="0020a10a" officeooo:paragraph-rsid="003f8a72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language="en" fo:country="US" officeooo:rsid="0017760f" officeooo:paragraph-rsid="0020a10a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language="en" fo:country="US" officeooo:rsid="002265df" officeooo:paragraph-rsid="002265df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language="en" fo:country="US" officeooo:rsid="002265df" officeooo:paragraph-rsid="0020a10a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language="en" fo:country="US" officeooo:rsid="002429a9" officeooo:paragraph-rsid="002429a9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language="en" fo:country="US" officeooo:rsid="002429a9" officeooo:paragraph-rsid="002265df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language="en" fo:country="US" officeooo:rsid="0033841a" officeooo:paragraph-rsid="0033841a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language="en" fo:country="US" officeooo:rsid="0033841a" officeooo:paragraph-rsid="0020a10a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language="en" fo:country="US" officeooo:rsid="003ede91" officeooo:paragraph-rsid="003ede91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language="en" fo:country="US" officeooo:rsid="003f8a72" officeooo:paragraph-rsid="003f8a72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language="en" fo:country="US" officeooo:rsid="00189927" officeooo:paragraph-rsid="00410ec3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language="en" fo:country="US" officeooo:rsid="00410ec3" officeooo:paragraph-rsid="00410ec3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language="en" fo:country="US" officeooo:rsid="00468d5b" officeooo:paragraph-rsid="00468d5b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language="en" fo:country="US" officeooo:rsid="00468d5b" officeooo:paragraph-rsid="0047764d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fo:language="en" fo:country="US" officeooo:rsid="0047764d" officeooo:paragraph-rsid="0047764d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language="en" fo:country="US" officeooo:rsid="00486390" officeooo:paragraph-rsid="00486390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fo:language="en" fo:country="US" officeooo:rsid="00486390" officeooo:paragraph-rsid="004a54f5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fo:language="en" fo:country="US" officeooo:rsid="004a54f5" officeooo:paragraph-rsid="004a54f5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language="en" fo:country="US" officeooo:rsid="004b4158" officeooo:paragraph-rsid="004b4158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fo:language="en" fo:country="US" officeooo:rsid="004be546" officeooo:paragraph-rsid="004be546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fo:language="en" fo:country="US" officeooo:rsid="004cbaf4" officeooo:paragraph-rsid="004cbaf4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fo:language="en" fo:country="US" officeooo:rsid="004e86b5" officeooo:paragraph-rsid="004e86b5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fo:language="en" fo:country="US" officeooo:rsid="0051fbd3" officeooo:paragraph-rsid="0051fbd3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fo:language="en" fo:country="US" fo:font-weight="normal" officeooo:rsid="001e7067" officeooo:paragraph-rsid="0021ab80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2pt" fo:language="en" fo:country="US" fo:font-weight="normal" officeooo:rsid="001570a2" officeooo:paragraph-rsid="003ec456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2pt" fo:language="en" fo:country="US" fo:font-weight="normal" officeooo:rsid="004be546" officeooo:paragraph-rsid="004be546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2pt" fo:language="en" fo:country="US" fo:font-weight="normal" officeooo:rsid="004ef75b" officeooo:paragraph-rsid="004ef75b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2pt" fo:language="en" fo:country="US" fo:font-weight="normal" officeooo:rsid="0018c4cb" officeooo:paragraph-rsid="0020a10a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2pt" fo:language="en" fo:country="US" fo:font-weight="normal" officeooo:rsid="0051fbd3" officeooo:paragraph-rsid="0051fbd3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12pt" fo:language="en" fo:country="US" fo:font-weight="normal" officeooo:rsid="003f55a3" officeooo:paragraph-rsid="00410ec3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12pt" fo:language="en" fo:country="US" officeooo:rsid="003a55c9" officeooo:paragraph-rsid="003a55c9" style:font-size-asian="10.5pt" style:font-size-complex="12pt"/>
    </style:style>
    <style:style style:name="P42" style:family="paragraph" style:parent-style-name="Standard">
      <style:paragraph-properties fo:text-align="start" style:justify-single-word="false"/>
      <style:text-properties style:font-name="Arial" fo:font-size="12pt" fo:language="en" fo:country="US" officeooo:rsid="00486390" officeooo:paragraph-rsid="00486390" style:font-size-asian="10.5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Arial" fo:font-size="22pt" fo:language="en" fo:country="US" fo:font-weight="bold" officeooo:rsid="001483ed" officeooo:paragraph-rsid="001483ed" style:font-size-asian="22pt" style:font-weight-asian="bold" style:font-size-complex="22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Arial" fo:font-size="7.5pt" fo:language="en" fo:country="US" officeooo:rsid="0021e005" officeooo:paragraph-rsid="001570a2" style:font-size-asian="7.5pt" style:font-size-complex="7.5pt"/>
    </style:style>
    <style:style style:name="P45" style:family="paragraph" style:parent-style-name="Standard">
      <style:paragraph-properties fo:text-align="start" style:justify-single-word="false"/>
      <style:text-properties style:font-name="Arial" fo:font-size="7.5pt" fo:language="en" fo:country="US" officeooo:rsid="001ca5d0" officeooo:paragraph-rsid="001570a2" style:font-size-asian="7.5pt" style:font-size-complex="7.5pt"/>
    </style:style>
    <style:style style:name="P46" style:family="paragraph" style:parent-style-name="Standard">
      <style:paragraph-properties fo:text-align="start" style:justify-single-word="false"/>
      <style:text-properties style:font-name="Arial" fo:font-size="7.5pt" fo:language="en" fo:country="US" officeooo:rsid="00246023" officeooo:paragraph-rsid="001570a2" style:font-size-asian="7.5pt" style:font-size-complex="7.5pt"/>
    </style:style>
    <style:style style:name="P47" style:family="paragraph" style:parent-style-name="Standard">
      <style:paragraph-properties fo:text-align="start" style:justify-single-word="false"/>
      <style:text-properties style:font-name="Arial" fo:font-size="7.5pt" fo:language="en" fo:country="US" officeooo:rsid="0026210a" officeooo:paragraph-rsid="0026210a" style:font-size-asian="7.5pt" style:font-size-complex="7.5pt"/>
    </style:style>
    <style:style style:name="P48" style:family="paragraph" style:parent-style-name="Standard">
      <style:paragraph-properties fo:text-align="start" style:justify-single-word="false"/>
      <style:text-properties style:font-name="Arial" fo:font-size="9pt" fo:language="en" fo:country="US" officeooo:rsid="004cbaf4" officeooo:paragraph-rsid="004cbaf4" style:font-size-asian="9pt" style:font-size-complex="9pt"/>
    </style:style>
    <style:style style:name="P49" style:family="paragraph" style:parent-style-name="Standard">
      <style:paragraph-properties fo:text-align="start" style:justify-single-word="false" fo:break-before="page"/>
      <style:text-properties style:font-name="Arial" fo:font-size="12pt" fo:language="en" fo:country="US" fo:font-weight="bold" officeooo:rsid="001ba211" officeooo:paragraph-rsid="001ba211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 fo:break-before="page"/>
      <style:text-properties style:font-name="Arial" fo:font-size="12pt" fo:language="en" fo:country="US" fo:font-weight="bold" officeooo:rsid="0020a10a" officeooo:paragraph-rsid="0020a10a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 fo:break-before="page"/>
      <style:text-properties style:font-name="Arial" fo:font-size="12pt" fo:language="en" fo:country="US" officeooo:rsid="0020a10a" officeooo:paragraph-rsid="0020a10a" style:font-size-asian="12pt" style:font-size-complex="12pt"/>
    </style:style>
    <style:style style:name="P52" style:family="paragraph" style:parent-style-name="Standard">
      <style:paragraph-properties fo:text-align="start" style:justify-single-word="false" fo:break-before="page"/>
      <style:text-properties style:font-name="Arial" fo:font-size="12pt" fo:language="en" fo:country="US" officeooo:rsid="001f9551" officeooo:paragraph-rsid="003a55c9" style:font-size-asian="12pt" style:font-size-complex="12pt"/>
    </style:style>
    <style:style style:name="P53" style:family="paragraph" style:parent-style-name="Standard">
      <style:paragraph-properties fo:text-align="start" style:justify-single-word="false" fo:break-before="page"/>
      <style:text-properties style:font-name="Arial" fo:font-size="12pt" fo:language="en" fo:country="US" officeooo:rsid="001ba211" officeooo:paragraph-rsid="003a55c9" style:font-size-asian="12pt" style:font-size-complex="12pt"/>
    </style:style>
    <style:style style:name="P54" style:family="paragraph" style:parent-style-name="Standard">
      <style:paragraph-properties fo:text-align="start" style:justify-single-word="false" fo:break-before="page"/>
      <style:text-properties style:font-name="Arial" fo:font-size="12pt" fo:language="en" fo:country="US" officeooo:rsid="00410ec3" officeooo:paragraph-rsid="00410ec3" style:font-size-asian="12pt" style:font-size-complex="12pt"/>
    </style:style>
    <style:style style:name="P55" style:family="paragraph" style:parent-style-name="Standard">
      <style:paragraph-properties fo:text-align="start" style:justify-single-word="false"/>
      <style:text-properties style:font-name="Arial" fo:font-size="12pt" fo:language="en" fo:country="US" officeooo:rsid="0040cef2" officeooo:paragraph-rsid="0040cef2" style:font-size-asian="12pt" style:font-size-complex="12pt"/>
    </style:style>
    <style:style style:name="P56" style:family="paragraph" style:parent-style-name="Standard">
      <style:paragraph-properties fo:text-align="start" style:justify-single-word="false"/>
      <style:text-properties style:font-name="Arial" fo:font-size="12pt" fo:language="en" fo:country="US" officeooo:rsid="0056db8d" officeooo:paragraph-rsid="0056db8d" style:font-size-asian="12pt" style:font-size-complex="12pt"/>
    </style:style>
    <style:style style:name="P57" style:family="paragraph" style:parent-style-name="Standard">
      <style:paragraph-properties fo:text-align="start" style:justify-single-word="false"/>
      <style:text-properties style:font-name="Arial" fo:font-size="12pt" fo:language="en" fo:country="US" style:text-underline-style="none" officeooo:rsid="004f0405" officeooo:paragraph-rsid="004f0405" style:font-size-asian="12pt" style:font-size-complex="12pt"/>
    </style:style>
    <style:style style:name="P58" style:family="paragraph" style:parent-style-name="Standard">
      <style:paragraph-properties fo:text-align="start" style:justify-single-word="false"/>
      <style:text-properties style:font-name="Arial" fo:font-size="12pt" fo:language="en" fo:country="US" style:text-underline-style="none" officeooo:rsid="0058d924" officeooo:paragraph-rsid="0058d924" style:font-size-asian="12pt" style:font-size-complex="12pt"/>
    </style:style>
    <style:style style:name="P59" style:family="paragraph" style:parent-style-name="Standard">
      <style:paragraph-properties fo:text-align="start" style:justify-single-word="false"/>
      <style:text-properties style:font-name="Arial" fo:font-size="12pt" fo:language="en" fo:country="US" style:text-underline-style="none" fo:font-weight="bold" officeooo:rsid="004f0405" officeooo:paragraph-rsid="004f0405" style:font-size-asian="12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Arial" fo:font-size="12pt" fo:language="en" fo:country="US" style:text-underline-style="none" fo:font-weight="bold" officeooo:rsid="0056db8d" officeooo:paragraph-rsid="0056db8d" style:font-size-asian="12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Arial" fo:font-size="12pt" fo:language="en" fo:country="US" style:text-underline-style="none" fo:font-weight="bold" officeooo:rsid="0057e944" officeooo:paragraph-rsid="0057e944" style:font-size-asian="12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Arial" fo:font-size="12pt" fo:language="en" fo:country="US" fo:font-weight="normal" officeooo:rsid="0051fbd3" officeooo:paragraph-rsid="0051fbd3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Arial" fo:font-size="12pt" fo:language="en" fo:country="US" fo:font-weight="normal" officeooo:rsid="0051fbd3" officeooo:paragraph-rsid="0057e944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Arial" fo:font-size="12pt" fo:language="en" fo:country="US" fo:font-weight="normal" officeooo:rsid="0057e944" officeooo:paragraph-rsid="0057e944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Arial" fo:font-size="12pt" fo:language="en" fo:country="US" fo:font-weight="bold" officeooo:rsid="0051fbd3" officeooo:paragraph-rsid="0057e944" style:font-size-asian="12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Arial" fo:font-size="12pt" fo:language="en" fo:country="US" fo:font-weight="bold" officeooo:rsid="0051fbd3" officeooo:paragraph-rsid="0051fbd3" style:font-size-asian="12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 fo:break-before="page"/>
      <style:text-properties style:font-name="Arial" fo:font-size="10pt" fo:language="en" fo:country="US" style:text-underline-style="none" fo:font-weight="bold" officeooo:rsid="004f0405" officeooo:paragraph-rsid="004f0405" style:font-size-asian="8.75pt" style:font-weight-asian="bold" style:font-size-complex="10pt" style:font-weight-complex="bold"/>
    </style:style>
    <style:style style:name="P68" style:family="paragraph">
      <loext:graphic-properties draw:fill="solid" draw:fill-color="#ffffff" draw:opacity="0%"/>
    </style:style>
    <style:style style:name="T1" style:family="text">
      <style:text-properties officeooo:rsid="0036eb12"/>
    </style:style>
    <style:style style:name="T2" style:family="text">
      <style:text-properties officeooo:rsid="001a46c2"/>
    </style:style>
    <style:style style:name="T3" style:family="text">
      <style:text-properties officeooo:rsid="00246023"/>
    </style:style>
    <style:style style:name="T4" style:family="text">
      <style:text-properties officeooo:rsid="002d74e8"/>
    </style:style>
    <style:style style:name="T5" style:family="text">
      <style:text-properties officeooo:rsid="0028d4cb"/>
    </style:style>
    <style:style style:name="T6" style:family="text">
      <style:text-properties officeooo:rsid="0021e005"/>
    </style:style>
    <style:style style:name="T7" style:family="text">
      <style:text-properties officeooo:rsid="001d56db"/>
    </style:style>
    <style:style style:name="T8" style:family="text">
      <style:text-properties officeooo:rsid="001570a2"/>
    </style:style>
    <style:style style:name="T9" style:family="text">
      <style:text-properties officeooo:rsid="0016daf3"/>
    </style:style>
    <style:style style:name="T10" style:family="text">
      <style:text-properties officeooo:rsid="0017760f"/>
    </style:style>
    <style:style style:name="T11" style:family="text">
      <style:text-properties officeooo:rsid="00189927"/>
    </style:style>
    <style:style style:name="T12" style:family="text">
      <style:text-properties officeooo:rsid="001f9551"/>
    </style:style>
    <style:style style:name="T13" style:family="text">
      <style:text-properties officeooo:rsid="001ba211"/>
    </style:style>
    <style:style style:name="T14" style:family="text">
      <style:text-properties officeooo:rsid="00309d62"/>
    </style:style>
    <style:style style:name="T15" style:family="text">
      <style:text-properties officeooo:rsid="0031648a"/>
    </style:style>
    <style:style style:name="T16" style:family="text">
      <style:text-properties officeooo:rsid="003944d9"/>
    </style:style>
    <style:style style:name="T17" style:family="text">
      <style:text-properties officeooo:rsid="003a4ba2"/>
    </style:style>
    <style:style style:name="T18" style:family="text">
      <style:text-properties fo:font-size="8pt" style:font-size-asian="7pt" style:font-size-complex="8pt"/>
    </style:style>
    <style:style style:name="T19" style:family="text">
      <style:text-properties fo:font-size="8pt" officeooo:rsid="003a55c9" style:font-size-asian="7pt" style:font-size-complex="8pt"/>
    </style:style>
    <style:style style:name="T20" style:family="text">
      <style:text-properties officeooo:rsid="003d8059"/>
    </style:style>
    <style:style style:name="T21" style:family="text">
      <style:text-properties officeooo:rsid="003ec456"/>
    </style:style>
    <style:style style:name="T22" style:family="text">
      <style:text-properties officeooo:rsid="003f55a3"/>
    </style:style>
    <style:style style:name="T23" style:family="text">
      <style:text-properties officeooo:rsid="003f8a72"/>
    </style:style>
    <style:style style:name="T24" style:family="text">
      <style:text-properties officeooo:rsid="0040cef2"/>
    </style:style>
    <style:style style:name="T25" style:family="text">
      <style:text-properties officeooo:rsid="00451510"/>
    </style:style>
    <style:style style:name="T26" style:family="text">
      <style:text-properties style:text-position="super 58%"/>
    </style:style>
    <style:style style:name="T27" style:family="text">
      <style:text-properties style:text-position="super 58%" style:font-size-asian="10.5pt"/>
    </style:style>
    <style:style style:name="T28" style:family="text">
      <style:text-properties style:text-position="super 58%" officeooo:rsid="00540dff"/>
    </style:style>
    <style:style style:name="T29" style:family="text">
      <style:text-properties officeooo:rsid="00486390"/>
    </style:style>
    <style:style style:name="T30" style:family="text">
      <style:text-properties style:text-position="0% 100%"/>
    </style:style>
    <style:style style:name="T31" style:family="text">
      <style:text-properties style:text-position="0% 100%" fo:font-size="10pt" officeooo:rsid="00486390" style:font-size-asian="10pt" style:font-size-complex="10pt"/>
    </style:style>
    <style:style style:name="T32" style:family="text">
      <style:text-properties style:font-size-asian="10.5pt"/>
    </style:style>
    <style:style style:name="T33" style:family="text">
      <style:text-properties officeooo:rsid="003a55c9" style:font-size-asian="10.5pt"/>
    </style:style>
    <style:style style:name="T34" style:family="text">
      <style:text-properties officeooo:rsid="00486390" style:font-size-asian="10.5pt"/>
    </style:style>
    <style:style style:name="T35" style:family="text">
      <style:text-properties officeooo:rsid="004a54f5" style:font-size-asian="10.5pt"/>
    </style:style>
    <style:style style:name="T36" style:family="text">
      <style:text-properties officeooo:rsid="004a8fdb" style:font-size-asian="10.5pt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47764d" style:font-weight-asian="bold" style:font-weight-complex="bold"/>
    </style:style>
    <style:style style:name="T39" style:family="text">
      <style:text-properties fo:font-weight="bold" officeooo:rsid="004a8fdb" style:font-weight-asian="bold" style:font-weight-complex="bold"/>
    </style:style>
    <style:style style:name="T40" style:family="text">
      <style:text-properties officeooo:rsid="004a8fdb"/>
    </style:style>
    <style:style style:name="T41" style:family="text">
      <style:text-properties officeooo:rsid="004b4158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style:text-underline-style="solid" style:text-underline-width="auto" style:text-underline-color="font-color" officeooo:rsid="00540dff"/>
    </style:style>
    <style:style style:name="T44" style:family="text">
      <style:text-properties fo:font-size="9pt" style:font-size-asian="9pt" style:font-size-complex="9pt"/>
    </style:style>
    <style:style style:name="T45" style:family="text">
      <style:text-properties officeooo:rsid="00537fc3"/>
    </style:style>
    <style:style style:name="T46" style:family="text">
      <style:text-properties officeooo:rsid="00540dff"/>
    </style:style>
    <style:style style:name="T47" style:family="text">
      <style:text-properties officeooo:rsid="0056193a"/>
    </style:style>
    <style:style style:name="T48" style:family="text">
      <style:text-properties officeooo:rsid="0056db8d"/>
    </style:style>
    <style:style style:name="T49" style:family="text">
      <style:text-properties officeooo:rsid="0057e944"/>
    </style:style>
    <style:style style:name="T50" style:family="text">
      <style:text-properties fo:font-size="12pt" officeooo:rsid="0056db8d" style:font-size-asian="12pt" style:font-size-complex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width="0.03cm" svg:stroke-color="#000000" draw:marker-start-width="0.4cm" draw:marker-end-width="0.4cm" draw:fill="solid" draw:fill-color="#ffffff" draw:opacity="0%" draw:textarea-horizontal-align="justify" draw:textarea-vertical-align="middle" draw:auto-grow-height="false" fo:min-height="0.508cm" fo:min-width="4.815cm" fo:padding-top="0.014cm" fo:padding-bottom="0.014cm" fo:padding-left="0.014cm" fo:padding-right="0.014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cm" svg:stroke-color="#000000" draw:marker-start-width="0.4cm" draw:marker-end-width="0.4cm" draw:fill="solid" draw:fill-color="#ffffff" draw:opacity="0%" draw:textarea-horizontal-align="justify" draw:textarea-vertical-align="middle" draw:auto-grow-height="false" fo:min-height="0.48cm" fo:min-width="5.724cm" fo:padding-top="0.014cm" fo:padding-bottom="0.014cm" fo:padding-left="0.014cm" fo:padding-right="0.014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3cm" svg:stroke-color="#000000" draw:marker-start-width="0.39cm" draw:marker-end-width="0.39cm" draw:fill="solid" draw:fill-color="#ffffff" draw:opacity="0%" draw:textarea-horizontal-align="justify" draw:textarea-vertical-align="middle" draw:auto-grow-height="false" fo:min-height="0.677cm" fo:min-width="5.068cm" fo:padding-top="0.014cm" fo:padding-bottom="0.014cm" fo:padding-left="0.014cm" fo:padding-right="0.014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3cm" svg:stroke-color="#000000" draw:marker-start-width="0.39cm" draw:marker-end-width="0.39cm" draw:fill="solid" draw:fill-color="#ffffff" draw:opacity="0%" draw:textarea-horizontal-align="justify" draw:textarea-vertical-align="middle" draw:auto-grow-height="false" fo:min-height="0.72cm" fo:min-width="5.345cm" fo:padding-top="0.014cm" fo:padding-bottom="0.014cm" fo:padding-left="0.014cm" fo:padding-right="0.014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3cm" svg:stroke-color="#000000" draw:marker-start-width="0.39cm" draw:marker-end-width="0.39cm" draw:fill="solid" draw:fill-color="#ffffff" draw:opacity="0%" draw:textarea-horizontal-align="justify" draw:textarea-vertical-align="middle" draw:auto-grow-height="false" fo:min-height="1.418cm" fo:min-width="1.647cm" fo:padding-top="0.014cm" fo:padding-bottom="0.014cm" fo:padding-left="0.014cm" fo:padding-right="0.014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2020 Spring CPSC 240 Midterm Test <text:span text:style-name="T25">Answers</text:span></text:p>
      <text:p text:style-name="P1">20<text:span text:style-name="T2">20-March</text:span>-<text:span text:style-name="T8">12 </text:span>at 1<text:span text:style-name="T20">2</text:span>:<text:span text:style-name="T3">0</text:span>0m</text:p>
      <text:p text:style-name="P44">Open <text:span text:style-name="T4">personal </text:span>notes are allowed. <text:s/><text:span text:style-name="T4">Shared notes are not allowed. <text:s/></text:span><text:s/>Electronic devices are not <text:span text:style-name="T5">allowed</text:span>.</text:p>
      <text:p text:style-name="P45"><text:span text:style-name="T6">This test </text:span>cannot <text:span text:style-name="T7">be completed</text:span> at another time</text:p>
      <text:p text:style-name="P46">If you write the word “blank” in the space for an answer you will automatically receive 2<text:span text:style-name="T1">5</text:span>% of the credit of that question.</text:p>
      <text:p text:style-name="P47">You may use your own paper for scratch paper. That scratch paper does not have to be submitted with the test.</text:p>
      <text:p text:style-name="P3"/>
      <text:p text:style-name="P2">Math problems</text:p>
      <text:p text:style-name="P4"/>
      <text:p text:style-name="P4">1. <text:s/>Convert <text:s/><draw:frame draw:style-name="fr1" draw:name="Objeto1" text:anchor-type="as-char" svg:y="-0.619cm" svg:width="1.191cm" svg:height="0.998cm" draw:z-index="0"><draw:object xlink:href="./Object 1" xlink:type="simple" xlink:show="embed" xlink:actuate="onLoad"/><draw:image xlink:href="./ObjectReplacements/Object 1" xlink:type="simple" xlink:show="embed" xlink:actuate="onLoad"/></draw:frame><text:s text:c="2"/>to 64-bit IEEE754 number.<text:span text:style-name="T18"> </text:span><text:span text:style-name="T19">[No calculators]</text:span></text:p>
      <text:p text:style-name="P4"/>
      <text:p text:style-name="P23">Answer: <text:s/>87 = 1010111</text:p>
      <text:p text:style-name="P4"/>
      <text:p text:style-name="P4"><draw:frame draw:style-name="fr1" draw:name="Objeto2" text:anchor-type="as-char" svg:y="-0.619cm" svg:width="2.628cm" svg:height="0.998cm" draw:z-index="1"><draw:object xlink:href="./Object 2" xlink:type="simple" xlink:show="embed" xlink:actuate="onLoad"/><draw:image xlink:href="./ObjectReplacements/Object 2" xlink:type="simple" xlink:show="embed" xlink:actuate="onLoad"/></draw:frame><text:s text:c="4"/><draw:frame draw:style-name="fr1" draw:name="Objeto3" text:anchor-type="as-char" svg:y="-0.619cm" svg:width="2.618cm" svg:height="0.998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text:s text:c="4"/><draw:frame draw:style-name="fr1" draw:name="Objeto4" text:anchor-type="as-char" svg:y="-0.619cm" svg:width="2.609cm" svg:height="0.998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text:s text:c="4"/><draw:frame draw:style-name="fr1" draw:name="Objeto5" text:anchor-type="as-char" svg:y="-0.619cm" svg:width="2.609cm" svg:height="0.998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text:s text:c="4"/><draw:frame draw:style-name="fr1" draw:name="Objeto6" text:anchor-type="as-char" svg:y="-0.619cm" svg:width="2.628cm" svg:height="0.998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4"/>
      <text:p text:style-name="P23">The left to right sequence above has started to repeat. <text:s/>Therefore, we can write the original number as 1010111.0111011101110111 <text:s/><text:span text:style-name="T29">x</text:span> 2<text:span text:style-name="T26">0</text:span></text:p>
      <text:p text:style-name="P24"><text:tab/> <text:s text:c="3"/>= 1.<text:span text:style-name="T29">0</text:span>101 <text:s/>1101 <text:s/>1101 <text:s/>1101 <text:s/>1101 <text:s/>11 <text:span text:style-name="T29">x</text:span> 2<text:span text:style-name="T26">6</text:span><text:span text:style-name="T30"> <text:s text:c="8"/></text:span><text:span text:style-name="T31">[Spaces added for readability]</text:span></text:p>
      <text:p text:style-name="P25"/>
      <text:p text:style-name="P23">Furthermore, bias# + 6 = 3FF+6 <text:s/>= 0x405</text:p>
      <text:p text:style-name="P4"><draw:custom-shape text:anchor-type="paragraph" draw:z-index="7" draw:name="Forma1" draw:style-name="gr2" draw:text-style-name="P68" svg:width="5.753cm" svg:height="0.509cm" svg:x="4.778cm" svg:y="0.466cm"><text:p/><draw:enhanced-geometry svg:viewBox="0 0 21600 21600" draw:type="rectangle" draw:enhanced-path="M 0 0 L 21600 0 21600 21600 0 21600 0 0 Z N"/></draw:custom-shape></text:p>
      <text:p text:style-name="P23">Finally, original number = <text:span text:style-name="T38">0x4055 DDDD DDDD DDDE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2. <text:s/>Convert <text:s/>-<text:span text:style-name="T24">50</text:span>.<text:span text:style-name="T24">6875</text:span> <text:s/>to 64-bit IEEE754 number.<text:span text:style-name="T18"> </text:span><text:span text:style-name="T19">[No calculators]</text:span></text:p>
      <text:p text:style-name="P41"/>
      <text:p text:style-name="P26"><text:span text:style-name="T33">A</text:span><text:span text:style-name="T32">nswer: <text:s/>+50 = 110010</text:span></text:p>
      <text:p text:style-name="P42"/>
      <text:p text:style-name="P42">Read the next line from left to right:</text:p>
      <text:p text:style-name="P42">0.6875 x 2 = 1.375 <text:s text:c="6"/>0.375 x 2 = 0.75 <text:s text:c="7"/>0.75 x 2 = 1.5 <text:s text:c="7"/>0.5 x 2 = 1.0 <text:s text:c="6"/>stop.</text:p>
      <text:p text:style-name="P26"><text:span text:style-name="T32">Therefore, +</text:span><text:span text:style-name="T13">50.6875 <text:s/></text:span><text:span text:style-name="T32">110010.10</text:span><text:span text:style-name="T35">11 </text:span><text:span text:style-name="T32">x 2</text:span><text:span text:style-name="T27">0</text:span></text:p>
      <text:p text:style-name="P27"><text:span text:style-name="T32"><text:tab/>= <text:s/>1.1001 010</text:span><text:span text:style-name="T35">1 1000</text:span><text:span text:style-name="T32"> x 2</text:span><text:span text:style-name="T27">5</text:span></text:p>
      <text:p text:style-name="P28"><text:span text:style-name="T32">However, bias# + 5 = 40</text:span><text:span text:style-name="T36">4</text:span></text:p>
      <text:p text:style-name="P42"/>
      <text:p text:style-name="P28"><text:span text:style-name="T32">We’re getting closer: </text:span><text:span text:style-name="T34">+</text:span><text:span text:style-name="T13">50.6875 </text:span>= 0x40<text:span text:style-name="T40">4</text:span>9 5800 0000 0000</text:p>
      <text:p text:style-name="P28"><draw:custom-shape text:anchor-type="paragraph" draw:z-index="6" draw:name="Forma1" draw:style-name="gr1" draw:text-style-name="P68" svg:width="4.816cm" svg:height="0.509cm" svg:x="9.331cm" svg:y="0.445cm"><text:p/><draw:enhanced-geometry svg:viewBox="0 0 21600 21600" draw:type="rectangle" draw:enhanced-path="M 0 0 L 21600 0 21600 21600 0 21600 0 0 Z N"/></draw:custom-shape></text:p>
      <text:p text:style-name="P28">However, we want the negative value: <text:span text:style-name="T34">-</text:span><text:span text:style-name="T13">50.6875 </text:span>= <text:span text:style-name="T37">0xC0</text:span><text:span text:style-name="T39">4</text:span><text:span text:style-name="T37">9 5800 0000 0000</text:span></text:p>
      <text:p text:style-name="P53">3. <text:s/>Convert <text:s/>0x3F<text:span text:style-name="T46">BD</text:span> 0000 0000 0000 <text:s/>to a decimal floating point number.<text:span text:style-name="T18"> </text:span><text:span text:style-name="T19">[No calculators]</text:span></text:p>
      <text:p text:style-name="P4"/>
      <text:p text:style-name="P29">Answer: <text:s/>we want to subtract:</text:p>
      <text:p text:style-name="P29"><text:tab/> 3F<text:span text:style-name="T46">B</text:span></text:p>
      <text:p text:style-name="P29"><text:tab/><text:span text:style-name="T42">-3FF</text:span></text:p>
      <text:p text:style-name="P29">But this is hard to do. <text:s/>Therefore, we flip the operation upside down.</text:p>
      <text:p text:style-name="P29"/>
      <text:p text:style-name="P29"><text:tab/> 3FF</text:p>
      <text:p text:style-name="P29"><text:tab/><text:span text:style-name="T42">-3F</text:span><text:span text:style-name="T43">B</text:span></text:p>
      <text:p text:style-name="P4"><text:tab/> <text:s/><text:span text:style-name="T41">004<text:tab/><text:tab/>Therefore, the original subtraction was -4.</text:span></text:p>
      <text:p text:style-name="P4"><draw:custom-shape text:anchor-type="paragraph" draw:z-index="23" draw:name="Forma2" draw:style-name="gr5" draw:text-style-name="P68" svg:width="1.676cm" svg:height="1.447cm" svg:x="11.83cm" svg:y="0.314cm"><text:p/><draw:enhanced-geometry svg:viewBox="0 0 21600 21600" draw:type="rectangle" draw:enhanced-path="M 0 0 L 21600 0 21600 21600 0 21600 0 0 Z N"/></draw:custom-shape></text:p>
      <text:p text:style-name="P29">And so, our number is 1.1101 x 2<text:span text:style-name="T26">-</text:span><text:span text:style-name="T28">4</text:span> <text:s/>= <text:s text:c="2"/>11101. x 2<text:span text:style-name="T26">-</text:span><text:span text:style-name="T28">8</text:span> <text:s/>= <text:s/><draw:frame draw:style-name="fr1" draw:name="Objeto7" text:anchor-type="as-char" svg:y="-0.619cm" svg:width="0.713cm" svg:height="1.058cm" draw:z-index="8"><draw:object xlink:href="./Object 7" xlink:type="simple" xlink:show="embed" xlink:actuate="onLoad"/><draw:image xlink:href="./ObjectReplacements/Object 7" xlink:type="simple" xlink:show="embed" xlink:actuate="onLoad"/></draw:frame><text:s text:c="2"/>= <text:s/><draw:frame draw:style-name="fr1" draw:name="Objeto8" text:anchor-type="as-char" svg:y="-0.619cm" svg:width="0.93cm" svg:height="0.998cm" draw:z-index="9"><draw:object xlink:href="./Object 8" xlink:type="simple" xlink:show="embed" xlink:actuate="onLoad"/><draw:image xlink:href="./ObjectReplacements/Object 8" xlink:type="simple" xlink:show="embed" xlink:actuate="onLoad"/></draw:frame>. <text:s/>Done.</text:p>
      <text:p text:style-name="P4"/>
      <text:p text:style-name="P29">It is a fraction with numerator and denominator expressed in base 10 (decimal base).</text:p>
      <text:p text:style-name="P2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16">4</text:span>. <text:s/><text:span text:style-name="T14">What is negative infinity in the IEEE754 format? </text:span><text:span text:style-name="T18"><text:s/></text:span><text:span text:style-name="T19">[No calculators]</text:span></text:p>
      <text:p text:style-name="P6"><draw:custom-shape text:anchor-type="paragraph" draw:z-index="10" draw:name="Forma2" draw:style-name="gr3" draw:text-style-name="P68" svg:width="5.097cm" svg:height="0.706cm" svg:x="1.655cm" svg:y="0.346cm"><text:p/><draw:enhanced-geometry svg:viewBox="0 0 21600 21600" draw:type="rectangle" draw:enhanced-path="M 0 0 L 21600 0 21600 21600 0 21600 0 0 Z N"/></draw:custom-shape></text:p>
      <text:p text:style-name="P30">Answer: <text:s/><text:span text:style-name="T37">0xFFF0 0000 0000 0000</text:span></text:p>
      <text:p text:style-name="P52"><text:span text:style-name="T17">5</text:span>.<text:span text:style-name="T9"> <text:s/>Convert <text:s/>-1802 <text:s/>to 64-bit </text:span>integer <text:span text:style-name="T9">hex form. <text:s/></text:span><text:span text:style-name="T19">[No calculators]</text:span></text:p>
      <text:p text:style-name="P7"/>
      <text:p text:style-name="P32">Answer: <text:s/>begin a sequence of division<text:span text:style-name="T45">s</text:span> by 2:</text:p>
      <text:p text:style-name="P7"/>
      <text:p text:style-name="P7"><draw:frame draw:style-name="fr1" draw:name="Objeto9" text:anchor-type="as-char" svg:y="-0.619cm" svg:width="2.723cm" svg:height="0.998cm" draw:z-index="11"><draw:object xlink:href="./Object 9" xlink:type="simple" xlink:show="embed" xlink:actuate="onLoad"/><draw:image xlink:href="./ObjectReplacements/Object 9" xlink:type="simple" xlink:show="embed" xlink:actuate="onLoad"/></draw:frame><text:s text:c="2"/><draw:frame draw:style-name="fr1" draw:name="Objeto10" text:anchor-type="as-char" svg:y="-0.619cm" svg:width="2.521cm" svg:height="0.998cm" draw:z-index="12"><draw:object xlink:href="./Object 10" xlink:type="simple" xlink:show="embed" xlink:actuate="onLoad"/><draw:image xlink:href="./ObjectReplacements/Object 10" xlink:type="simple" xlink:show="embed" xlink:actuate="onLoad"/><svg:desc>fórmula</svg:desc></draw:frame><text:s text:c="2"/><draw:frame draw:style-name="fr1" draw:name="Objeto11" text:anchor-type="as-char" svg:y="-0.619cm" svg:width="2.533cm" svg:height="0.998cm" draw:z-index="13"><draw:object xlink:href="./Object 11" xlink:type="simple" xlink:show="embed" xlink:actuate="onLoad"/><draw:image xlink:href="./ObjectReplacements/Object 11" xlink:type="simple" xlink:show="embed" xlink:actuate="onLoad"/><svg:desc>fórmula</svg:desc></draw:frame><text:s text:c="2"/><draw:frame draw:style-name="fr1" draw:name="Objeto12" text:anchor-type="as-char" svg:y="-0.619cm" svg:width="2.487cm" svg:height="0.998cm" draw:z-index="14"><draw:object xlink:href="./Object 12" xlink:type="simple" xlink:show="embed" xlink:actuate="onLoad"/><draw:image xlink:href="./ObjectReplacements/Object 12" xlink:type="simple" xlink:show="embed" xlink:actuate="onLoad"/><svg:desc>fórmula</svg:desc></draw:frame><text:s text:c="2"/><draw:frame draw:style-name="fr1" draw:name="Objeto13" text:anchor-type="as-char" svg:y="-0.619cm" svg:width="2.29cm" svg:height="0.998cm" draw:z-index="15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<text:p text:style-name="P7"/>
      <text:p text:style-name="P7"><draw:frame draw:style-name="fr1" draw:name="Objeto14" text:anchor-type="as-char" svg:y="-0.619cm" svg:width="2.103cm" svg:height="0.998cm" draw:z-index="16"><draw:object xlink:href="./Object 14" xlink:type="simple" xlink:show="embed" xlink:actuate="onLoad"/><draw:image xlink:href="./ObjectReplacements/Object 14" xlink:type="simple" xlink:show="embed" xlink:actuate="onLoad"/><svg:desc>fórmula</svg:desc></draw:frame><text:s text:c="2"/><draw:frame draw:style-name="fr1" draw:name="Objeto15" text:anchor-type="as-char" svg:y="-0.619cm" svg:width="2.108cm" svg:height="0.998cm" draw:z-index="17"><draw:object xlink:href="./Object 15" xlink:type="simple" xlink:show="embed" xlink:actuate="onLoad"/><draw:image xlink:href="./ObjectReplacements/Object 15" xlink:type="simple" xlink:show="embed" xlink:actuate="onLoad"/><svg:desc>fórmula</svg:desc></draw:frame><text:s text:c="2"/><draw:frame draw:style-name="fr1" draw:name="Objeto16" text:anchor-type="as-char" svg:y="-0.619cm" svg:width="1.9cm" svg:height="0.998cm" draw:z-index="18"><draw:object xlink:href="./Object 16" xlink:type="simple" xlink:show="embed" xlink:actuate="onLoad"/><draw:image xlink:href="./ObjectReplacements/Object 16" xlink:type="simple" xlink:show="embed" xlink:actuate="onLoad"/><svg:desc>fórmula</svg:desc></draw:frame><text:s text:c="2"/><draw:frame draw:style-name="fr1" draw:name="Objeto17" text:anchor-type="as-char" svg:y="-0.619cm" svg:width="1.669cm" svg:height="0.998cm" draw:z-index="19"><draw:object xlink:href="./Object 17" xlink:type="simple" xlink:show="embed" xlink:actuate="onLoad"/><draw:image xlink:href="./ObjectReplacements/Object 17" xlink:type="simple" xlink:show="embed" xlink:actuate="onLoad"/><svg:desc>fórmula</svg:desc></draw:frame><text:s text:c="2"/><draw:frame draw:style-name="fr1" draw:name="Objeto19" text:anchor-type="as-char" svg:y="-0.619cm" svg:width="1.658cm" svg:height="0.998cm" draw:z-index="20"><draw:object xlink:href="./Object 19" xlink:type="simple" xlink:show="embed" xlink:actuate="onLoad"/><draw:image xlink:href="./ObjectReplacements/Object 19" xlink:type="simple" xlink:show="embed" xlink:actuate="onLoad"/><svg:desc>fórmula</svg:desc></draw:frame><text:s text:c="2"/><draw:frame draw:style-name="fr1" draw:name="Objeto20" text:anchor-type="as-char" svg:y="-0.619cm" svg:width="1.663cm" svg:height="0.998cm" draw:z-index="21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<text:p text:style-name="P34"/>
      <text:p text:style-name="P37">Therefore, +1802 = 011100001010, but in 64 bits that number is</text:p>
      <text:p text:style-name="P37"/>
      <text:p text:style-name="P37">+1802 = 0000 …. 0000 0111 0000 1010, with 53 leading zeros</text:p>
      <text:p text:style-name="P37"/>
      <text:p text:style-name="P37">Next compute the complement = 1111 …. 1111 1000 1111 0101 with 53 leading ones. <text:s/>Now add 1 to obtain</text:p>
      <text:p text:style-name="P37"><draw:custom-shape text:anchor-type="paragraph" draw:z-index="22" draw:name="Forma3" draw:style-name="gr4" draw:text-style-name="P68" svg:width="5.345cm" svg:height="0.72cm" svg:x="7.825cm" svg:y="0.473cm"><text:p/><draw:enhanced-geometry svg:viewBox="0 0 21600 21600" draw:type="rectangle" draw:enhanced-path="M 0 0 L 21600 0 21600 21600 0 21600 0 0 Z N"/></draw:custom-shape></text:p>
      <text:p text:style-name="P37">-1802 = <text:s/>1111 …. 1111 1000 1111 0110 <text:s/>= <text:s/><text:span text:style-name="T37">0xFFFF FFFF FFFF F8F6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<text:span text:style-name="T21">6</text:span>. <text:s/>Explain <text:span text:style-name="T15">precisely</text:span> what cdqe does. <text:s/><text:span text:style-name="T21">A freshman was heard saying “I’ve heard that cdqe makes something larger but I have no clue about that.”</text:span></text:p>
      <text:p text:style-name="P35"/>
      <text:p text:style-name="P36">Answer: <text:s/>The bits in any registers such as rax are numbered from right to left 0, 1, 2, 3, etc.</text:p>
      <text:p text:style-name="P36">What cdqe does is go to register rax and find bit number 31. <text:s/>Take that one bit and copy it into positions 32, 33, 34, … 63 of rax.</text:p>
      <text:p text:style-name="P36"/>
      <text:p text:style-name="P36">That says, the one bit at position 31 will fill the entire upper half of register rax.</text:p>
      <text:p text:style-name="P36"/>
      <text:p text:style-name="P36">This instruction, cdqe, only acts on that one register, namely: rax.</text:p>
      <text:p text:style-name="P49"><text:span text:style-name="T12">P</text:span>rogramming section.</text:p>
      <text:p text:style-name="P8"/>
      <text:p text:style-name="P8"><text:span text:style-name="T21">7</text:span>. <text:s/><text:span text:style-name="T8">Assume: <text:s/>bricks is an array of 30 qwords declared in the .bss segment</text:span></text:p>
      <text:p text:style-name="P9">Write a block of assembly instructions that will do the following.</text:p>
      <text:p text:style-name="P9"><text:tab/><text:span text:style-name="T24">Prompt for an integer in the range 0&lt;=k&lt;30.</text:span></text:p>
      <text:p text:style-name="P19"><text:tab/><text:span text:style-name="T24">Input an integer and save it in r8.</text:span></text:p>
      <text:p text:style-name="P19"><text:tab/><text:span text:style-name="T24">Prompt for a second integer representing actual data.</text:span></text:p>
      <text:p text:style-name="P19"><text:tab/><text:span text:style-name="T24">If the input is a true integer put it into cell # r8.</text:span></text:p>
      <text:p text:style-name="P19"><text:tab/><text:span text:style-name="T24">If the input is cntl+d then put 0 into cell # r8.</text:span></text:p>
      <text:p text:style-name="P55">That’s all.</text:p>
      <text:p text:style-name="P55"/>
      <text:p text:style-name="P56">Answer: <text:s/>Programming in assembly is often organized in blocks of code. <text:s/>Let’s plan for the blocks that will provide the solution.</text:p>
      <text:p text:style-name="P56"><text:tab/>Block 1: Output a prompt for an integer, an index of the array</text:p>
      <text:p text:style-name="P56"><text:tab/>Block 2: Input the integer, save it in r8</text:p>
      <text:p text:style-name="P56"><text:tab/>Block 3: Output a prompt for an integer, a data value</text:p>
      <text:p text:style-name="P56"><text:tab/>Block 4: Input the data, save it in r15</text:p>
      <text:p text:style-name="P56"><text:tab/>Block 5: Check for possible cntl+D; if cntl+D is found assign 0 to r15</text:p>
      <text:p text:style-name="P56"><text:tab/>Block 6: Assign r15 to array cell number r8</text:p>
      <text:p text:style-name="P56"><text:tab/>Block 7: Done. <text:s/>Continue executing other instructions</text:p>
      <text:p text:style-name="P56"/>
      <text:p text:style-name="P56">The actual code is on the next page so that it will all fit on one page.</text:p>
      <text:p text:style-name="P67">;<text:span text:style-name="T50">Block 1</text:span></text:p>
      <text:p text:style-name="P59">mov rax, 0</text:p>
      <text:p text:style-name="P59">mov rdi, prompt1</text:p>
      <text:p text:style-name="P59">call printf</text:p>
      <text:p text:style-name="P59"/>
      <text:p text:style-name="P60">;Block 2</text:p>
      <text:p text:style-name="P59">mov rax, 0</text:p>
      <text:p text:style-name="P59">push qword 0</text:p>
      <text:p text:style-name="P59">mov rdi, longformat</text:p>
      <text:p text:style-name="P59">mov rsi, rsp</text:p>
      <text:p text:style-name="P59">call scanf</text:p>
      <text:p text:style-name="P59">pop r8</text:p>
      <text:p text:style-name="P59"/>
      <text:p text:style-name="P60">;Block 3</text:p>
      <text:p text:style-name="P59">mov rax, 0</text:p>
      <text:p text:style-name="P59">mov rdi, prompt2</text:p>
      <text:p text:style-name="P59">call printf</text:p>
      <text:p text:style-name="P59"/>
      <text:p text:style-name="P59">;<text:span text:style-name="T48">Block 4</text:span></text:p>
      <text:p text:style-name="P59">mov rax,0</text:p>
      <text:p text:style-name="P59">push qword 0</text:p>
      <text:p text:style-name="P59">mov rdi, longformat</text:p>
      <text:p text:style-name="P59">mov rsi, rsp</text:p>
      <text:p text:style-name="P59">call scanf</text:p>
      <text:p text:style-name="P59">pop r15</text:p>
      <text:p text:style-name="P59"/>
      <text:p text:style-name="P59">;<text:span text:style-name="T48">Block 5</text:span></text:p>
      <text:p text:style-name="P59">cdqe</text:p>
      <text:p text:style-name="P59">cmp rax, -1</text:p>
      <text:p text:style-name="P59">j<text:span text:style-name="T49">n</text:span>e <text:s/><text:span text:style-name="T49">continue</text:span></text:p>
      <text:p text:style-name="P61">mov r15, 0</text:p>
      <text:p text:style-name="P59"/>
      <text:p text:style-name="P59">;<text:span text:style-name="T49">Block 6</text:span></text:p>
      <text:p text:style-name="P59">mov [brick+8xr8], r15</text:p>
      <text:p text:style-name="P59"/>
      <text:p text:style-name="P59">;<text:span text:style-name="T49">Block 7</text:span></text:p>
      <text:p text:style-name="P59">continue:</text:p>
      <text:p text:style-name="P57"/>
      <text:p text:style-name="P57">//Here is the C++ equivalent (for anyone interested)</text:p>
      <text:p text:style-name="P57">int x;</text:p>
      <text:p text:style-name="P58">long r8, r15</text:p>
      <text:p text:style-name="P57">cout &lt;&lt; “Input a cell number”;</text:p>
      <text:p text:style-name="P57">cin &gt;<text:span text:style-name="T47">&gt;</text:span> r8;</text:p>
      <text:p text:style-name="P57">cout &lt;&lt; “Input a value to place in the array”;</text:p>
      <text:p text:style-name="P57">x = scanf(“%ld”, &amp;r15);</text:p>
      <text:p text:style-name="P57">if (x == -1)</text:p>
      <text:p text:style-name="P57"><text:s text:c="5"/><text:span text:style-name="T49">r8 = 0;</text:span></text:p>
      <text:p text:style-name="P57">brick[r8] = <text:span text:style-name="T45">r15</text:span>;</text:p>
      <text:p text:style-name="P51"><text:span text:style-name="T17">8</text:span>.<text:span text:style-name="T10"> <text:s/>The number of students in a classroom is stored in r8. <text:s/>r9 holds another integer. <text:s/>The instructor wants to form discussion groups with r9 members in each group.</text:span></text:p>
      <text:p text:style-name="P12"/>
      <text:p text:style-name="P12">Write a block of assembly statements that will answer these questions.</text:p>
      <text:p text:style-name="P12"/>
      <text:p text:style-name="P12">How many groups of equal size will be formed? <text:s/>Put the answer in r10.</text:p>
      <text:p text:style-name="P12">How many students are left over (without a group)? <text:s/>Put the answer in r11.</text:p>
      <text:p text:style-name="P12"/>
      <text:p text:style-name="P33">Answer:</text:p>
      <text:p text:style-name="P33"/>
      <text:p text:style-name="P66"><text:tab/>mov rax, r8</text:p>
      <text:p text:style-name="P66"><text:tab/>idiv <text:s/>r9</text:p>
      <text:p text:style-name="P66"><text:tab/>mov r10, rax</text:p>
      <text:p text:style-name="P66"><text:tab/>mov r11, rdx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><text:span text:style-name="T17">9</text:span>.<text:span text:style-name="T11"> <text:s/>If the call to a function is always seg faulting what should the programmer try first to fix this problem?</text:span></text:p>
      <text:p text:style-name="P38"/>
      <text:p text:style-name="P39">Answer:</text:p>
      <text:p text:style-name="P39"/>
      <text:p text:style-name="P64">Always try the easy fix first. <text:s/>The symptoms here are like the symptoms of being off the 16-byte boundary. <text:s/>So, we try to fix that first.</text:p>
      <text:p text:style-name="P39"/>
      <text:p text:style-name="P65">Place “push qword 0” immediately before the setup block leading to the function call</text:p>
      <text:p text:style-name="P65"><text:span text:style-name="T49">P</text:span>lace “pop rax” soon after the function call has completed.</text:p>
      <text:p text:style-name="P63"/>
      <text:p text:style-name="P64">That’s easy and should be tried first before using advanced techniques such as including the entire Debug.asm function into the program under development.</text:p>
      <text:p text:style-name="P54">10. <text:s/>apples and pears are 2 arrays declared in .bss both with physical size 100 qwords.</text:p>
      <text:p text:style-name="P22">r8 holds the number of valid numbers in apples.</text:p>
      <text:p text:style-name="P22">Write a block of asm instructions that will copy the first r8 cells from apples to the first r8 values of apples to the first r8 values of pears.</text:p>
      <text:p text:style-name="P22">In C++ we would make the following:</text:p>
      <text:p text:style-name="P22"><text:tab/>for(int k = 0;k&lt;r8;k++)</text:p>
      <text:p text:style-name="P22"><text:tab/> <text:s text:c="6"/>pears[k] = apples[k];</text:p>
      <text:p text:style-name="P22">Now give below the asm version of the same thing.</text:p>
      <text:p text:style-name="P21"/>
      <text:p text:style-name="P40"/>
      <text:p text:style-name="P39">Answer:</text:p>
      <text:p text:style-name="P39"/>
      <text:p text:style-name="P39"><text:span text:style-name="T37">mov r12, 0</text:span><text:tab/><text:tab/>;r12 is loop counter</text:p>
      <text:p text:style-name="P39"/>
      <text:p text:style-name="P66">beginloop:</text:p>
      <text:p text:style-name="P66">cmp r12, r8</text:p>
      <text:p text:style-name="P66">jge <text:s/>outofloop</text:p>
      <text:p text:style-name="P66"><text:s text:c="5"/>mov rax, [apples+8xr12]</text:p>
      <text:p text:style-name="P66"><text:s text:c="5"/>mov [pears+8xr12], rax</text:p>
      <text:p text:style-name="P66"><text:s text:c="5"/><text:span text:style-name="T47">inc r12</text:span></text:p>
      <text:p text:style-name="P66">jmp <text:s/>beginloop</text:p>
      <text:p text:style-name="P66"/>
      <text:p text:style-name="P66">outofloop:</text:p>
      <text:p text:style-name="P50">General knowledge</text:p>
      <text:p text:style-name="P10"/>
      <text:p text:style-name="P20">11. <text:s/>All modern computers (except possibly quantum computers) have a single stack at one end of memory. <text:s/>As we move away from the stack to the other end of memory what is the first important block of data we encounter?</text:p>
      <text:p text:style-name="P5"/>
      <text:p text:style-name="P31">Answer: <text:s/><text:span text:style-name="T37">The heap</text:span><text:tab/><text:tab/><text:span text:style-name="T44">[There is only one of these.]</text:span></text:p>
      <text:p text:style-name="P5"/>
      <text:p text:style-name="P5"/>
      <text:p text:style-name="P17">1<text:span text:style-name="T17">2</text:span>. <text:s/><text:span text:style-name="T23">What happens if you include the S parameter in the compilation command of a C++ function.</text:span></text:p>
      <text:p text:style-name="P5"/>
      <text:p text:style-name="P33">Answer: <text:span text:style-name="T37">The output file is a file containing source code written in AT&amp;T syntax but functionally equivalent to the C++ function being compiled.</text:span></text:p>
      <text:p text:style-name="P5"/>
      <text:p text:style-name="P5"/>
      <text:p text:style-name="P10">1<text:span text:style-name="T17">3</text:span>.<text:span text:style-name="T10"> <text:s/>What is the defining property of a “little endian” when speaking of numbers?</text:span></text:p>
      <text:p text:style-name="P10"/>
      <text:p text:style-name="P31">Answer: <text:span text:style-name="T37">The LSB is first in the normal order of things.</text:span></text:p>
      <text:p text:style-name="P10"/>
      <text:p text:style-name="P10"/>
      <text:p text:style-name="P10">1<text:span text:style-name="T17">4</text:span>. <text:s/>In the C++ compilation command there is a switch -c. <text:s/>What is the point of that switch?</text:p>
      <text:p text:style-name="P10"/>
      <text:p text:style-name="P31">Answer: <text:s/><text:span text:style-name="T37">That is a signal to the compiler to “compile only” and not attempt to link in library functions or anything else.</text:span></text:p>
      <text:p text:style-name="P14"/>
      <text:p text:style-name="P11">1<text:span text:style-name="T22">5</text:span>.<text:span text:style-name="T13"> <text:s/>What are the names (or acronyms) of the “components” of a modern X86 microprocessor?</text:span></text:p>
      <text:p text:style-name="P10"/>
      <text:p text:style-name="P31">Answer: <text:span text:style-name="T37">GPR, FPU, SSE, AVX.</text:span></text:p>
      <text:p text:style-name="P48">Footnote: Intel documents do not call GPR a component.</text:p>
      <text:p text:style-name="P10"/>
      <text:p text:style-name="P10"/>
      <text:p text:style-name="P17">1<text:span text:style-name="T17">6</text:span>. <text:s/>What did the professor assert is the greatest opus magnum of all programming?</text:p>
      <text:p text:style-name="P10"/>
      <text:p text:style-name="P30">Answer: <text:s/><text:span text:style-name="T37">Roller Coaster Tycone 2</text:span><text:tab/>The ‘2’ is important because Roller Coaster #3 does not qualify as opus magnum.</text:p>
      <text:p text:style-name="P10"/>
      <text:p text:style-name="P10"/>
      <text:p text:style-name="P20">17. <text:s/>What is the name of the integer number system used in most modern computers?</text:p>
      <text:p text:style-name="P10"/>
      <text:p text:style-name="P30">Answer: <text:s/><text:span text:style-name="T37">Two’s complement</text:span></text:p>
      <text:p text:style-name="P10"/>
      <text:p text:style-name="P18"/>
      <text:p text:style-name="P13">End of test</text:p>
      <text:p text:style-name="P16"/>
      <text:p text:style-name="P15">Printed name ______________________________________________________________</text:p>
      <text:p text:style-name="P15"/>
      <text:p text:style-name="P15">Signature name ____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08:58:20.783282342</meta:creation-date>
    <dc:date>2020-03-27T10:02:59.460716418</dc:date>
    <meta:editing-duration>PT2H18M32S</meta:editing-duration>
    <meta:editing-cycles>34</meta:editing-cycles>
    <meta:generator>LibreOffice/6.2.8.2$Linux_X86_64 LibreOffice_project/20$Build-2</meta:generator>
    <meta:print-date>2020-03-11T14:24:05.389353559</meta:print-date>
    <meta:document-statistic meta:table-count="0" meta:image-count="0" meta:object-count="19" meta:page-count="8" meta:paragraph-count="158" meta:word-count="1317" meta:character-count="7324" meta:non-whitespace-character-count="5948"/>
  </office:meta>
</office:document-meta>
</file>

<file path=Object 1/content.xml><?xml version="1.0" encoding="utf-8"?>
<math xmlns="http://www.w3.org/1998/Math/MathML" display="block">
  <semantics>
    <mrow>
      <mn>87</mn>
      <mfrac>
        <mn>7</mn>
        <mn>15</mn>
      </mfrac>
    </mrow>
    <annotation encoding="StarMath 5.0">87 {7 over 15}</annotation>
  </semantics>
</math>
</file>

<file path=Object 10/content.xml><?xml version="1.0" encoding="utf-8"?>
<math xmlns="http://www.w3.org/1998/Math/MathML" display="block">
  <semantics>
    <mrow>
      <mrow>
        <mfrac>
          <mn>901</mn>
          <mn>2</mn>
        </mfrac>
        <mo stretchy="false">=</mo>
        <mn>450</mn>
      </mrow>
      <mi>R</mi>
      <mn>1</mn>
    </mrow>
    <annotation encoding="StarMath 5.0">901 over 2 = 450 R1</annotation>
  </semantics>
</math>
</file>

<file path=Object 11/content.xml><?xml version="1.0" encoding="utf-8"?>
<math xmlns="http://www.w3.org/1998/Math/MathML" display="block">
  <semantics>
    <mrow>
      <mrow>
        <mfrac>
          <mn>450</mn>
          <mn>2</mn>
        </mfrac>
        <mo stretchy="false">=</mo>
        <mn>225</mn>
      </mrow>
      <mi>R</mi>
      <mn>0</mn>
    </mrow>
    <annotation encoding="StarMath 5.0">450 over 2 = 225 R0</annotation>
  </semantics>
</math>
</file>

<file path=Object 12/content.xml><?xml version="1.0" encoding="utf-8"?>
<math xmlns="http://www.w3.org/1998/Math/MathML" display="block">
  <semantics>
    <mrow>
      <mrow>
        <mfrac>
          <mn>225</mn>
          <mn>2</mn>
        </mfrac>
        <mo stretchy="false">=</mo>
        <mn>112</mn>
      </mrow>
      <mi>R</mi>
      <mn>1</mn>
    </mrow>
    <annotation encoding="StarMath 5.0">225 over 2 = 112 R1</annotation>
  </semantics>
</math>
</file>

<file path=Object 13/content.xml><?xml version="1.0" encoding="utf-8"?>
<math xmlns="http://www.w3.org/1998/Math/MathML" display="block">
  <semantics>
    <mrow>
      <mrow>
        <mfrac>
          <mn>112</mn>
          <mn>2</mn>
        </mfrac>
        <mo stretchy="false">=</mo>
        <mn>56</mn>
      </mrow>
      <mi>R</mi>
      <mn>0</mn>
    </mrow>
    <annotation encoding="StarMath 5.0">112 over 2 = 56 R0</annotation>
  </semantics>
</math>
</file>

<file path=Object 14/content.xml><?xml version="1.0" encoding="utf-8"?>
<math xmlns="http://www.w3.org/1998/Math/MathML" display="block">
  <semantics>
    <mrow>
      <mrow>
        <mfrac>
          <mn>56</mn>
          <mn>2</mn>
        </mfrac>
        <mo stretchy="false">=</mo>
        <mn>28</mn>
      </mrow>
      <mi>R</mi>
      <mn>0</mn>
    </mrow>
    <annotation encoding="StarMath 5.0">56 over 2 = 28 R0</annotation>
  </semantics>
</math>
</file>

<file path=Object 15/content.xml><?xml version="1.0" encoding="utf-8"?>
<math xmlns="http://www.w3.org/1998/Math/MathML" display="block">
  <semantics>
    <mrow>
      <mrow>
        <mfrac>
          <mn>28</mn>
          <mn>2</mn>
        </mfrac>
        <mo stretchy="false">=</mo>
        <mn>14</mn>
      </mrow>
      <mi>R</mi>
      <mn>0</mn>
    </mrow>
    <annotation encoding="StarMath 5.0">28 over 2 = 14 R0</annotation>
  </semantics>
</math>
</file>

<file path=Object 16/content.xml><?xml version="1.0" encoding="utf-8"?>
<math xmlns="http://www.w3.org/1998/Math/MathML" display="block">
  <semantics>
    <mrow>
      <mrow>
        <mfrac>
          <mn>14</mn>
          <mn>2</mn>
        </mfrac>
        <mo stretchy="false">=</mo>
        <mn>7</mn>
      </mrow>
      <mi>R</mi>
      <mn>0</mn>
    </mrow>
    <annotation encoding="StarMath 5.0">14 over 2 = 7 R0</annotation>
  </semantics>
</math>
</file>

<file path=Object 17/content.xml><?xml version="1.0" encoding="utf-8"?>
<math xmlns="http://www.w3.org/1998/Math/MathML" display="block">
  <semantics>
    <mrow>
      <mrow>
        <mfrac>
          <mn>7</mn>
          <mn>2</mn>
        </mfrac>
        <mo stretchy="false">=</mo>
        <mn>3</mn>
      </mrow>
      <mi>R</mi>
      <mn>1</mn>
    </mrow>
    <annotation encoding="StarMath 5.0">7 over 2 = 3 R1</annotation>
  </semantics>
</math>
</file>

<file path=Object 19/content.xml><?xml version="1.0" encoding="utf-8"?>
<math xmlns="http://www.w3.org/1998/Math/MathML" display="block">
  <semantics>
    <mrow>
      <mrow>
        <mfrac>
          <mn>3</mn>
          <mn>2</mn>
        </mfrac>
        <mo stretchy="false">=</mo>
        <mn>1</mn>
      </mrow>
      <mi>R</mi>
      <mn>1</mn>
    </mrow>
    <annotation encoding="StarMath 5.0">3 over 2 = 1 R1</annotation>
  </semantics>
</math>
</file>

<file path=Object 2/content.xml><?xml version="1.0" encoding="utf-8"?>
<math xmlns="http://www.w3.org/1998/Math/MathML" display="block">
  <semantics>
    <mrow>
      <mfrac>
        <mn>7</mn>
        <mn>15</mn>
      </mfrac>
      <mi>x</mi>
      <mrow>
        <mn>2</mn>
        <mo stretchy="false">=</mo>
        <mrow>
          <mn>0</mn>
          <mo stretchy="false">+</mo>
          <mfrac>
            <mn>14</mn>
            <mn>15</mn>
          </mfrac>
        </mrow>
      </mrow>
    </mrow>
    <annotation encoding="StarMath 5.0">{7 over 15}x2 = 0 + { 14 over 15}</annotation>
  </semantics>
</math>
</file>

<file path=Object 20/content.xml><?xml version="1.0" encoding="utf-8"?>
<math xmlns="http://www.w3.org/1998/Math/MathML" display="block">
  <semantics>
    <mrow>
      <mrow>
        <mfrac>
          <mn>1</mn>
          <mn>2</mn>
        </mfrac>
        <mo stretchy="false">=</mo>
        <mn>0</mn>
      </mrow>
      <mi>R</mi>
      <mn>1</mn>
    </mrow>
    <annotation encoding="StarMath 5.0">1 over 2 = 0 R1</annotation>
  </semantics>
</math>
</file>

<file path=Object 3/content.xml><?xml version="1.0" encoding="utf-8"?>
<math xmlns="http://www.w3.org/1998/Math/MathML" display="block">
  <semantics>
    <mrow>
      <mfrac>
        <mn>14</mn>
        <mn>15</mn>
      </mfrac>
      <mi>x</mi>
      <mrow>
        <mn>2</mn>
        <mo stretchy="false">=</mo>
        <mrow>
          <mn>1</mn>
          <mo stretchy="false">+</mo>
          <mfrac>
            <mn>13</mn>
            <mn>15</mn>
          </mfrac>
        </mrow>
      </mrow>
    </mrow>
    <annotation encoding="StarMath 5.0">{14 over 15}x2 = 1 + {13 over 15}</annotation>
  </semantics>
</math>
</file>

<file path=Object 4/content.xml><?xml version="1.0" encoding="utf-8"?>
<math xmlns="http://www.w3.org/1998/Math/MathML" display="block">
  <semantics>
    <mrow>
      <mfrac>
        <mn>13</mn>
        <mn>15</mn>
      </mfrac>
      <mi>x</mi>
      <mrow>
        <mn>2</mn>
        <mo stretchy="false">=</mo>
        <mrow>
          <mn>1</mn>
          <mo stretchy="false">+</mo>
          <mfrac>
            <mn>11</mn>
            <mn>15</mn>
          </mfrac>
        </mrow>
      </mrow>
    </mrow>
    <annotation encoding="StarMath 5.0">{13 over 15}x2 = 1 + {11 over 15}</annotation>
  </semantics>
</math>
</file>

<file path=Object 5/content.xml><?xml version="1.0" encoding="utf-8"?>
<math xmlns="http://www.w3.org/1998/Math/MathML" display="block">
  <semantics>
    <mrow>
      <mfrac>
        <mn>11</mn>
        <mn>15</mn>
      </mfrac>
      <mi>x</mi>
      <mrow>
        <mn>2</mn>
        <mo stretchy="false">=</mo>
        <mrow>
          <mn>1</mn>
          <mo stretchy="false">+</mo>
          <mfrac>
            <mn>7</mn>
            <mn>15</mn>
          </mfrac>
        </mrow>
      </mrow>
    </mrow>
    <annotation encoding="StarMath 5.0">{11 over 15}x2 = 1 + {7 over 15}</annotation>
  </semantics>
</math>
</file>

<file path=Object 6/content.xml><?xml version="1.0" encoding="utf-8"?>
<math xmlns="http://www.w3.org/1998/Math/MathML" display="block">
  <semantics>
    <mrow>
      <mfrac>
        <mn>7</mn>
        <mn>15</mn>
      </mfrac>
      <mi>x</mi>
      <mrow>
        <mn>2</mn>
        <mo stretchy="false">=</mo>
        <mrow>
          <mn>0</mn>
          <mo stretchy="false">+</mo>
          <mfrac>
            <mn>14</mn>
            <mn>15</mn>
          </mfrac>
        </mrow>
      </mrow>
    </mrow>
    <annotation encoding="StarMath 5.0">{7 over 15}x2 = 0 + { 14 over 15}</annotation>
  </semantics>
</math>
</file>

<file path=Object 7/content.xml><?xml version="1.0" encoding="utf-8"?>
<math xmlns="http://www.w3.org/1998/Math/MathML" display="block">
  <semantics>
    <mfrac>
      <mn>29</mn>
      <msup>
        <mn>2</mn>
        <mn>8</mn>
      </msup>
    </mfrac>
    <annotation encoding="StarMath 5.0">{29 over 2^8}</annotation>
  </semantics>
</math>
</file>

<file path=Object 8/content.xml><?xml version="1.0" encoding="utf-8"?>
<math xmlns="http://www.w3.org/1998/Math/MathML" display="block">
  <semantics>
    <mfrac>
      <mn>29</mn>
      <mn>256</mn>
    </mfrac>
    <annotation encoding="StarMath 5.0">29 over 256</annotation>
  </semantics>
</math>
</file>

<file path=Object 9/content.xml><?xml version="1.0" encoding="utf-8"?>
<math xmlns="http://www.w3.org/1998/Math/MathML" display="block">
  <semantics>
    <mrow>
      <mrow>
        <mfrac>
          <mn>1802</mn>
          <mn>2</mn>
        </mfrac>
        <mo stretchy="false">=</mo>
        <mn>901</mn>
      </mrow>
      <mi>R</mi>
      <mn>0</mn>
    </mrow>
    <annotation encoding="StarMath 5.0">1802 over 2 = 901 R0</annotation>
  </semantics>
</math>
</file>